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5cm" svg:stroke-color="#80808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cm" svg:stroke-color="#808080" draw:marker-start-width="0.275cm" draw:marker-end-width="0.275cm" draw:fill="none" draw:fill-color="#ffffff" draw:textarea-horizontal-align="left" draw:auto-grow-height="true" draw:auto-grow-width="true" fo:min-height="0.712cm" fo:min-width="0cm"/>
    </style:style>
    <style:style style:name="gr4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solid" draw:fill-color="#ffff00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65cm" fo:min-width="2.927cm"/>
    </style:style>
    <style:style style:name="gr8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color="#808080"/>
    </style:style>
    <style:style style:name="P2" style:family="paragraph">
      <style:text-properties fo:color="#808080"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text-properties fo:font-size="72pt" style:font-size-asian="72pt" style:font-size-complex="72pt"/>
    </style:style>
    <style:style style:name="T1" style:family="text">
      <style:text-properties fo:color="#808080" fo:font-size="28pt" style:font-size-asian="28pt" style:font-size-complex="28pt"/>
    </style:style>
    <style:style style:name="T2" style:family="text">
      <style:text-properties fo:color="#808080"/>
    </style:style>
    <style:style style:name="T3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4.405cm" svg:height="2.453cm" svg:x="0.095cm" svg:y="5.2cm">
          <draw:text-box>
            <text:p text:style-name="P1"><text:span text:style-name="T1">a = 7 + 3</text:span></text:p>
            <text:p text:style-name="P1"><text:span text:style-name="T1">put(a)</text:span></text:p>
          </draw:text-box>
        </draw:frame>
        <draw:custom-shape draw:style-name="gr2" draw:text-style-name="P3" draw:layer="layout" svg:width="3.7cm" svg:height="1.9cm" svg:x="5.4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" draw:layer="layout" svg:width="2.369cm" svg:height="0.962cm" svg:x="5.6cm" svg:y="6.1cm">
          <draw:text-box>
            <text:p text:style-name="P1"><text:span text:style-name="T2">Parser</text:span></text:p>
          </draw:text-box>
        </draw:frame>
        <draw:custom-shape draw:style-name="gr4" draw:text-style-name="P3" draw:layer="layout" svg:width="0.824cm" svg:height="0.831cm" svg:x="12.854cm" svg:y="4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3cm" svg:height="0.969cm" svg:x="11.206cm" svg:y="5.9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0.961cm" svg:height="1.038cm" svg:x="10.313cm" svg:y="7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824cm" svg:height="0.831cm" svg:x="14.296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24cm" svg:height="0.83cm" svg:x="15.876cm" svg:y="7.6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031cm" svg:height="0.97cm" svg:x="13.403cm" svg:y="7.59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3" draw:layer="layout" svg:x1="11.687cm" svg:y1="5.931cm" svg:x2="13.061cm" svg:y2="5.031cm">
          <text:p/>
        </draw:line>
        <draw:line draw:style-name="gr5" draw:text-style-name="P3" draw:layer="layout" svg:x1="13.335cm" svg:y1="5.031cm" svg:x2="14.571cm" svg:y2="6cm">
          <text:p/>
        </draw:line>
        <draw:line draw:style-name="gr5" draw:text-style-name="P3" draw:layer="layout" svg:x1="14.983cm" svg:y1="6.831cm" svg:x2="16.288cm" svg:y2="7.662cm">
          <text:p/>
        </draw:line>
        <draw:line draw:style-name="gr5" draw:text-style-name="P3" draw:layer="layout" svg:x1="14.502cm" svg:y1="6.831cm" svg:x2="13.953cm" svg:y2="7.593cm">
          <text:p/>
        </draw:line>
        <draw:line draw:style-name="gr5" draw:text-style-name="P3" draw:layer="layout" svg:x1="11.549cm" svg:y1="6.9cm" svg:x2="10.794cm" svg:y2="7.662cm">
          <text:p/>
        </draw:line>
        <draw:custom-shape draw:style-name="gr6" draw:text-style-name="P3" draw:layer="layout" svg:width="4.7cm" svg:height="1.9cm" svg:x="17.4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layer="layout" svg:width="3.427cm" svg:height="0.962cm" svg:x="17.6cm" svg:y="6.1cm">
          <draw:text-box>
            <text:p>Interpreter</text:p>
          </draw:text-box>
        </draw:frame>
        <draw:frame draw:style-name="gr8" draw:text-style-name="P4" draw:layer="layout" svg:width="3.33cm" svg:height="3.088cm" svg:x="22.5cm" svg:y="5cm">
          <draw:text-box>
            <text:p text:style-name="P4"><text:span text:style-name="T3">1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aron Richiger</meta:initial-creator>
    <meta:creation-date>2013-04-28T17:51:35</meta:creation-date>
    <dc:date>2013-04-30T11:28:36</dc:date>
    <dc:creator>Aaron Richiger</dc:creator>
    <meta:editing-duration>P0D</meta:editing-duration>
    <meta:editing-cycles>2</meta:editing-cycles>
    <meta:generator>LibreOffice/3.6$Linux_x86 LibreOffice_project/360m1$Build-2</meta:generator>
    <meta:document-statistic meta:object-count="17"/>
  </office:meta>
</office:document-meta>
</file>